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0mm" svg:height="90.04mm" svg:x="326.97mm" svg:y="162.03mm">
            <loext:p draw:notify-on-update-of-ranges="Feuille1.B7:Feuille1.B12 Feuille1.C7:Feuille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mm" svg:height="90.04mm" svg:x="163.64mm" svg:y="159.91mm">
            <loext:p draw:notify-on-update-of-ranges="Feuille1.F7:Feuille1.F13 Feuille1.G7:Feuille1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mm" svg:height="90.05mm" svg:x="0mm" svg:y="159.09mm">
            <loext:p draw:notify-on-update-of-ranges="Feuille1.J7:Feuille1.J12 Feuille1.K7:Feuille1.K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169.61mm" svg:y="259.78mm">
            <loext:p draw:notify-on-update-of-ranges="Feuille1.J22:Feuille1.J30 Feuille1.K22:Feuille1.K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7mm" svg:height="90.04mm" svg:x="0.55mm" svg:y="260.84mm">
            <loext:p draw:notify-on-update-of-ranges="Feuille1.B22:Feuille1.B30 Feuille1.C22:Feuille1.C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4mm" svg:x="334.26mm" svg:y="258.2mm">
            <loext:p draw:notify-on-update-of-ranges="Feuille1.F22:Feuille1.F30 Feuille1.G22:Feuille1.G3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Recherc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Inser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upp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ire cas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666666666667" calcext:value-type="float">
            <text:p>2,86666666666667E-05</text:p>
          </table:table-cell>
          <table:table-cell/>
          <table:table-cell office:value-type="string" calcext:value-type="string">
            <text:p>Pire cas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string" calcext:value-type="string">
            <text:p>Pire cas</text:p>
          </table:table-cell>
          <table:table-cell office:value-type="float" office:value="1000" calcext:value-type="float">
            <text:p>1000</text:p>
          </table:table-cell>
          <table:table-cell office:value-type="float" office:value="0.0315" calcext:value-type="float">
            <text:p>0,031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24666666666667" calcext:value-type="float">
            <text:p>0,32466666666666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.038" calcext:value-type="float">
            <text:p>1,038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46" calcext:value-type="float">
            <text:p>0,46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.18066666666667" calcext:value-type="float">
            <text:p>1,1806666666666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2.00433333333333" calcext:value-type="float">
            <text:p>2,0043333333333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8736" calcext:value-type="float">
            <text:p>0,873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2.14866666666667" calcext:value-type="float">
            <text:p>2,14866666666667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3.64266666666667" calcext:value-type="float">
            <text:p>3,64266666666667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.869" calcext:value-type="float">
            <text:p>1,869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3.76866666666667" calcext:value-type="float">
            <text:p>3,7686666666666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1985" calcext:value-type="float">
            <text:p>4,1985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.203" calcext:value-type="float">
            <text:p>2,20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.653" calcext:value-type="float">
            <text:p>4,653</text:p>
          </table:table-cell>
        </table:table-row>
        <table:table-row table:style-name="ro1">
          <table:table-cell table:number-columns-repeated="5"/>
          <table:table-cell office:value-type="float" office:value="150000" calcext:value-type="float">
            <text:p>150000</text:p>
          </table:table-cell>
          <table:table-cell office:value-type="float" office:value="3.423" calcext:value-type="float">
            <text:p>3,42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illeur c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Meilleur c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Meilleur cas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s moyen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001" calcext:value-type="float">
            <text:p>1,00E-05</text:p>
          </table:table-cell>
          <table:table-cell/>
          <table:table-cell office:value-type="string" calcext:value-type="string">
            <text:p>Cas moyen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string" calcext:value-type="string">
            <text:p>Cas moyen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1" calcext:value-type="float">
            <text:p>1,00E-0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5" calcext:value-type="float">
            <text:p>0,02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85" calcext:value-type="float">
            <text:p>0,08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51" calcext:value-type="float">
            <text:p>0,151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0.011" calcext:value-type="float">
            <text:p>0,011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229" calcext:value-type="float">
            <text:p>0,229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277" calcext:value-type="float">
            <text:p>0,27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0.019" calcext:value-type="float">
            <text:p>0,019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0.423" calcext:value-type="float">
            <text:p>0,423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0.027" calcext:value-type="float">
            <text:p>0,027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552" calcext:value-type="float">
            <text:p>0,552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office:value-type="float" office:value="0.068" calcext:value-type="float">
            <text:p>0,068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1.637" calcext:value-type="float">
            <text:p>1,637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AVERAGE(0.2;0.2)" office:value-type="float" office:value="0.2" calcext:value-type="float">
            <text:p>0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6:04:28.469027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2:42:09.510000000</meta:creation-date>
    <dc:date>2019-02-21T17:51:01.121589229</dc:date>
    <meta:editing-duration>PT34M16S</meta:editing-duration>
    <meta:editing-cycles>4</meta:editing-cycles>
    <meta:generator>LibreOffice/5.2.7.2$Linux_X86_64 LibreOffice_project/20m0$Build-2</meta:generator>
    <meta:document-statistic meta:table-count="1" meta:cell-count="12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>
      <style:text-properties fo:font-size="11pt"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3.564cm" svg:y="0.316cm" chart:style-name="ch2">
          <text:p>Complexité de la recherche dans le pire cas</text:p>
        </chart:title>
        <chart:plot-area chart:style-name="ch3" table:cell-range-address="Feuille1.B7:Feuille1.C12" svg:x="1.331cm" svg:y="1.275cm" svg:width="14.35cm" svg:height="6.569cm">
          <chartooo:coordinate-region svg:x="2.058cm" svg:y="1.474cm" svg:width="13.066cm" svg:height="5.723cm"/>
          <chart:axis chart:dimension="x" chart:name="primary-x" chart:style-name="ch4">
            <chart:title svg:x="7.06cm" svg:y="8.024cm" chart:style-name="ch5">
              <text:p>Nombre de noeuds</text:p>
            </chart:title>
          </chart:axis>
          <chart:axis chart:dimension="y" chart:name="primary-y" chart:style-name="ch4">
            <chart:title svg:x="0.451cm" svg:y="6.521cm" chart:style-name="ch6">
              <text:p>Temps d'exécution (en ms)</text:p>
            </chart:title>
            <chart:grid chart:style-name="ch7" chart:class="major"/>
          </chart:axis>
          <chart:series chart:style-name="ch8" chart:values-cell-range-address="Feuille1.C7:Feuille1.C12" chart:class="chart:scatter">
            <chart:domain table:cell-range-address="Feuille1.B7:Feuille1.B12"/>
            <chart:regression-curve chart:style-name="ch9">
              <chart:equation chart:display-equation="true" chart:display-r-square="false" svg:x="9.172cm" svg:y="5.845cm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B7:Feuille1.B12</svg:desc>
                </draw:g>
              </table:table-cell>
              <table:table-cell office:value-type="float" office:value="0.0000286666666666667">
                <text:p>0.0000286666666666667</text:p>
                <draw:g>
                  <svg:desc>Feuille1.C7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24666666666667">
                <text:p>0.324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.00433333333333">
                <text:p>2.00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3.64266666666667">
                <text:p>3.64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1985">
                <text:p>4.1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3.432cm" svg:y="0.316cm" chart:style-name="ch2">
          <text:p>Complexité de l'insertion dans le pire des cas</text:p>
        </chart:title>
        <chart:plot-area chart:style-name="ch3" table:cell-range-address="Feuille1.F7:Feuille1.G13" svg:x="1.331cm" svg:y="1.275cm" svg:width="14.35cm" svg:height="6.569cm">
          <chartooo:coordinate-region svg:x="2.058cm" svg:y="1.474cm" svg:width="13.066cm" svg:height="5.723cm"/>
          <chart:axis chart:dimension="x" chart:name="primary-x" chart:style-name="ch4">
            <chart:title svg:x="7.06cm" svg:y="8.024cm" chart:style-name="ch5">
              <text:p>Nombre de noeuds</text:p>
            </chart:title>
          </chart:axis>
          <chart:axis chart:dimension="y" chart:name="primary-y" chart:style-name="ch4">
            <chart:title svg:x="0.451cm" svg:y="6.521cm" chart:style-name="ch6">
              <text:p>Temps d'exécution (en ms)</text:p>
            </chart:title>
            <chart:grid chart:style-name="ch7" chart:class="major"/>
          </chart:axis>
          <chart:series chart:style-name="ch8" chart:values-cell-range-address="Feuille1.G7:Feuille1.G13" chart:class="chart:scatter">
            <chart:domain table:cell-range-address="Feuille1.F7:Feuille1.F13"/>
            <chart:regression-curve chart:style-name="ch9">
              <chart:equation chart:display-equation="true" chart:display-r-square="false" svg:x="9.579cm" svg:y="5.84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F7:Feuille1.F13</svg:desc>
                </draw:g>
              </table:table-cell>
              <table:table-cell office:value-type="float" office:value="0.012">
                <text:p>0.012</text:p>
                <draw:g>
                  <svg:desc>Feuille1.G7:Feuille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3.423">
                <text:p>3.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3.353cm" svg:y="0.316cm" chart:style-name="ch2">
          <text:p>Complexité de la suppression dans le pire cas</text:p>
        </chart:title>
        <chart:plot-area chart:style-name="ch3" table:cell-range-address="Feuille1.J7:Feuille1.K12" svg:x="1.331cm" svg:y="1.275cm" svg:width="14.35cm" svg:height="6.57cm">
          <chartooo:coordinate-region svg:x="2.058cm" svg:y="1.474cm" svg:width="13.066cm" svg:height="5.724cm"/>
          <chart:axis chart:dimension="x" chart:name="primary-x" chart:style-name="ch4">
            <chart:title svg:x="7.06cm" svg:y="8.025cm" chart:style-name="ch5">
              <text:p>Nombre de noeuds</text:p>
            </chart:title>
          </chart:axis>
          <chart:axis chart:dimension="y" chart:name="primary-y" chart:style-name="ch4">
            <chart:title svg:x="0.451cm" svg:y="6.522cm" chart:style-name="ch6">
              <text:p>Temps d'exécution (en ms)</text:p>
            </chart:title>
            <chart:grid chart:style-name="ch7" chart:class="major"/>
          </chart:axis>
          <chart:series chart:style-name="ch8" chart:values-cell-range-address="Feuille1.K7:Feuille1.K12" chart:class="chart:scatter">
            <chart:domain table:cell-range-address="Feuille1.J7:Feuille1.J12"/>
            <chart:regression-curve chart:style-name="ch9">
              <chart:equation chart:display-equation="true" chart:display-r-square="false" svg:x="10.109cm" svg:y="5.56cm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J7:Feuille1.J12</svg:desc>
                </draw:g>
              </table:table-cell>
              <table:table-cell office:value-type="float" office:value="0.0315">
                <text:p>0.0315</text:p>
                <draw:g>
                  <svg:desc>Feuille1.K7:Feuille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1.18066666666667">
                <text:p>1.180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.14866666666667">
                <text:p>2.148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3.76866666666667">
                <text:p>3.768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653">
                <text:p>4.6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 style:data-style-name="N106">
      <style:text-properties fo:font-weight="bol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061cm" svg:y="0.316cm" chart:style-name="ch2">
          <text:p>Complexité de la suppression dans le cas moyen</text:p>
        </chart:title>
        <chart:plot-area chart:style-name="ch3" table:cell-range-address="Feuille1.J22:Feuille1.K30" svg:x="1.33cm" svg:y="1.275cm" svg:width="14.349cm" svg:height="6.569cm">
          <chartooo:coordinate-region svg:x="3.063cm" svg:y="1.474cm" svg:width="12.06cm" svg:height="5.723cm"/>
          <chart:axis chart:dimension="x" chart:name="primary-x" chart:style-name="ch4">
            <chart:title svg:x="7.058cm" svg:y="8.024cm" chart:style-name="ch5">
              <text:p>Nombre de noeuds</text:p>
            </chart:title>
          </chart:axis>
          <chart:axis chart:dimension="y" chart:name="primary-y" chart:style-name="ch6">
            <chart:title svg:x="0.451cm" svg:y="6.521cm" chart:style-name="ch7">
              <text:p>Temps d'exécution (en ms)</text:p>
            </chart:title>
            <chart:grid chart:style-name="ch8" chart:class="major"/>
          </chart:axis>
          <chart:series chart:style-name="ch9" chart:values-cell-range-address="Feuille1.K22:Feuille1.K30" chart:class="chart:scatter">
            <chart:domain table:cell-range-address="Feuille1.J22:Feuille1.J30"/>
            <chart:regression-curve chart:style-name="ch10">
              <chart:equation chart:display-equation="true" chart:display-r-square="false" svg:x="9.042cm" svg:y="6.154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J22:Feuille1.J30</svg:desc>
                </draw:g>
              </table:table-cell>
              <table:table-cell office:value-type="float" office:value="0.001">
                <text:p>0.001</text:p>
                <draw:g>
                  <svg:desc>Feuille1.K22:Feuille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06">
      <style:text-properties fo:font-weight="bol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272cm" svg:y="0.316cm" chart:style-name="ch2">
          <text:p>Complexité de la recherche dans le cas moyen</text:p>
        </chart:title>
        <chart:plot-area chart:style-name="ch3" table:cell-range-address="Feuille1.B22:Feuille1.C30" svg:x="1.33cm" svg:y="1.275cm" svg:width="14.349cm" svg:height="6.569cm">
          <chartooo:coordinate-region svg:x="3.063cm" svg:y="1.475cm" svg:width="12.06cm" svg:height="5.722cm"/>
          <chart:axis chart:dimension="x" chart:name="primary-x" chart:style-name="ch4">
            <chart:title svg:x="7.058cm" svg:y="8.024cm" chart:style-name="ch5">
              <text:p>Nombre de noeuds</text:p>
            </chart:title>
          </chart:axis>
          <chart:axis chart:dimension="y" chart:name="primary-y" chart:style-name="ch6">
            <chart:title svg:x="0.451cm" svg:y="6.521cm" chart:style-name="ch7">
              <text:p>Temps d'exécution (en ms)</text:p>
            </chart:title>
            <chart:grid chart:style-name="ch8" chart:class="major"/>
          </chart:axis>
          <chart:series chart:style-name="ch9" chart:values-cell-range-address="Feuille1.C22:Feuille1.C30" chart:class="chart:scatter">
            <chart:domain table:cell-range-address="Feuille1.B22:Feuille1.B30"/>
            <chart:regression-curve chart:style-name="ch10">
              <chart:equation chart:display-equation="true" chart:display-r-square="false" svg:x="9.78cm" svg:y="5.787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B22:Feuille1.B30</svg:desc>
                </draw:g>
              </table:table-cell>
              <table:table-cell office:value-type="float" office:value="0.00001">
                <text:p>0.00001</text:p>
                <draw:g>
                  <svg:desc>Feuille1.C22:Feuille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563cm" svg:y="0.316cm" chart:style-name="ch2">
          <text:p>Complexité de l'insertion dans le cas moyen</text:p>
        </chart:title>
        <chart:plot-area chart:style-name="ch3" table:cell-range-address="Feuille1.F22:Feuille1.G30" svg:x="1.33cm" svg:y="1.275cm" svg:width="14.349cm" svg:height="6.569cm">
          <chartooo:coordinate-region svg:x="2.057cm" svg:y="1.475cm" svg:width="13.065cm" svg:height="5.722cm"/>
          <chart:axis chart:dimension="x" chart:name="primary-x" chart:style-name="ch4">
            <chart:title svg:x="7.058cm" svg:y="8.024cm" chart:style-name="ch5">
              <text:p>Nombre de noeuds</text:p>
            </chart:title>
          </chart:axis>
          <chart:axis chart:dimension="y" chart:name="primary-y" chart:style-name="ch4">
            <chart:title svg:x="0.451cm" svg:y="6.521cm" chart:style-name="ch6">
              <text:p>Temps d'exécution (en ms)</text:p>
            </chart:title>
            <chart:grid chart:style-name="ch7" chart:class="major"/>
          </chart:axis>
          <chart:series chart:style-name="ch8" chart:values-cell-range-address="Feuille1.G22:Feuille1.G30" chart:class="chart:scatter">
            <chart:domain table:cell-range-address="Feuille1.F22:Feuille1.F30"/>
            <chart:regression-curve chart:style-name="ch9">
              <chart:equation chart:display-equation="true" chart:display-r-square="false" svg:x="10.031cm" svg:y="5.946cm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F22:Feuille1.F30</svg:desc>
                </draw:g>
              </table:table-cell>
              <table:table-cell office:value-type="float" office:value="0.004">
                <text:p>0.004</text:p>
                <draw:g>
                  <svg:desc>Feuille1.G22:Feuille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">
                <text:p>400000</text:p>
              </table:table-cell>
              <table:table-cell office:value-type="float" office:value="1.637">
                <text:p>1.6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